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910d3" officeooo:paragraph-rsid="000910d3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910d3" officeooo:paragraph-rsid="000910d3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officeooo:paragraph-rsid="000910d3" style:font-size-asian="11pt" style:font-size-complex="11pt"/>
    </style:style>
    <style:style style:name="T1" style:family="text">
      <style:text-properties officeooo:rsid="00091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 task:</text:p>
      <text:p text:style-name="P1"/>
      <text:p text:style-name="P4"><text:span text:style-name="T1">Create some example forms. Your forms must include an example of each of the following: </text:span></text:p>
      <text:p text:style-name="P3">Radio buttons <text:line-break/>Checkboxes <text:line-break/>File Upload Input <text:line-break/>A Textarea <text:line-break/>A Dropdown List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5:03.608000000</meta:creation-date>
    <dc:date>2024-01-23T17:55:51.510000000</dc:date>
    <meta:editing-duration>PT46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" meta:word-count="29" meta:character-count="173" meta:non-whitespace-character-count="141"/>
  </office:meta>
</office:document-meta>
</file>